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" svg:font-family="OpenSymbol"/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" style:family="graphic" style:parent-style-name="Objet_20_sans_20_remplissage_20_et_20_sans_20_ligne">
      <style:graphic-properties draw:stroke="solid" draw:textarea-horizontal-align="center" draw:textarea-vertical-align="middle" draw:ole-draw-aspect="1" style:protect="size"/>
    </style:style>
    <style:style style:name="pr1" style:family="presentation" style:parent-style-name="Standard-title">
      <style:graphic-properties draw:fill="solid" draw:fill-color="#dddddd" fo:min-height="5.20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fill="solid" draw:fill-color="#dddddd" fo:min-height="3.473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r5" style:family="presentation" style:parent-style-name="Standard-title">
      <style:graphic-properties draw:fill="solid" draw:fill-color="#dddddd" fo:min-height="2.629cm"/>
      <style:paragraph-properties style:writing-mode="lr-tb"/>
    </style:style>
    <style:style style:name="P1" style:family="paragraph">
      <loext:graphic-properties draw:fill="solid" draw:fill-color="#dddddd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5.209cm" svg:x="1.401cm" svg:y="4.6cm" presentation:class="title" presentation:user-transformed="true">
          <draw:text-box>
            <text:p>Automatism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1" draw:layer="layout" svg:width="25.199cm" svg:height="3.473cm" svg:x="1.2cm" svg:y="5.327cm" presentation:class="title" presentation:user-transformed="true">
          <draw:text-box>
            <text:p>Répondre sans justifica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>N°5</text:p>
          </draw:text-box>
        </draw:frame>
        <draw:frame draw:style-name="gr2" draw:text-style-name="P4" draw:layer="layout" svg:width="22.965cm" svg:height="7.221cm" svg:x="2.835cm" svg:y="3.2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5" draw:text-style-name="P1" draw:layer="layout" svg:width="25.199cm" svg:height="2.629cm" svg:x="1.401cm" svg:y="0.629cm" presentation:class="title" presentation:user-transformed="true">
          <draw:text-box>
            <text:p>N°1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>N°4</text:p>
          </draw:text-box>
        </draw:frame>
        <draw:frame draw:style-name="gr2" draw:text-style-name="P4" draw:layer="layout" svg:width="22.091cm" svg:height="7.221cm" svg:x="3.509cm" svg:y="3.57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5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N°3</text:p>
          </draw:text-box>
        </draw:frame>
        <draw:frame draw:style-name="gr2" draw:text-style-name="P4" draw:layer="layout" svg:width="24.704cm" svg:height="7.221cm" svg:x="1.6cm" svg:y="3.82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>N°2</text:p>
          </draw:text-box>
        </draw:frame>
        <draw:frame draw:style-name="gr2" draw:text-style-name="P4" draw:layer="layout" svg:width="19.053cm" svg:height="4.779cm" svg:x="4.6cm" svg:y="3.4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5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>N°3</text:p>
          </draw:text-box>
        </draw:frame>
        <draw:frame draw:style-name="gr2" draw:text-style-name="P4" draw:layer="layout" svg:width="18.578cm" svg:height="5.079cm" svg:x="5.638cm" svg:y="3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5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text-style-name="P1" draw:layer="layout" svg:width="25.199cm" svg:height="2.629cm" svg:x="1.4cm" svg:y="5.771cm" presentation:class="title" presentation:user-transformed="true">
          <draw:text-box>
            <text:p>CORRECTIO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>N°5</text:p>
          </draw:text-box>
        </draw:frame>
        <draw:frame presentation:style-name="pr5" draw:text-style-name="P1" draw:layer="layout" svg:width="25.199cm" svg:height="2.629cm" svg:x="1.401cm" svg:y="0.629cm" presentation:class="title" presentation:user-transformed="true">
          <draw:text-box>
            <text:p>N°1</text:p>
          </draw:text-box>
        </draw:frame>
        <draw:frame draw:style-name="gr2" draw:text-style-name="P4" draw:layer="layout" svg:width="22.95cm" svg:height="9.663cm" svg:x="2.836cm" svg:y="3.25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>N°3</text:p>
          </draw:text-box>
        </draw:frame>
        <draw:frame presentation:style-name="pr5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4" draw:layer="layout" svg:width="22.082cm" svg:height="9.663cm" svg:x="3.51cm" svg:y="3.5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>N°1</text:p>
          </draw:text-box>
        </draw:frame>
        <draw:frame presentation:style-name="pr5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draw:frame draw:style-name="gr2" draw:text-style-name="P4" draw:layer="layout" svg:width="12.467cm" svg:height="3.608cm" svg:x="1.6cm" svg:y="3.82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4" draw:layer="layout" svg:width="6.102cm" svg:height="2.337cm" svg:x="18cm" svg:y="4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4" draw:layer="layout" svg:width="19.039cm" svg:height="5.403cm" svg:x="4.4cm" svg:y="7.81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>N°3</text:p>
          </draw:text-box>
        </draw:frame>
        <draw:frame presentation:style-name="pr5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draw:frame draw:style-name="gr2" draw:text-style-name="P4" draw:layer="layout" svg:width="9.638cm" svg:height="2.388cm" svg:x="9.8cm" svg:y="3.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4" draw:layer="layout" svg:width="14.227cm" svg:height="2.337cm" svg:x="6.6cm" svg:y="5.86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4" draw:layer="layout" svg:width="12.477cm" svg:height="4.779cm" svg:x="7.6cm" svg:y="8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>N°2</text:p>
          </draw:text-box>
        </draw:frame>
        <draw:frame presentation:style-name="pr5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draw:frame draw:style-name="gr2" draw:text-style-name="P4" draw:layer="layout" svg:width="21.814cm" svg:height="2.337cm" svg:x="2.986cm" svg:y="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4" draw:layer="layout" svg:width="9.408cm" svg:height="2.537cm" svg:x="8.192cm" svg:y="3.46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4" draw:layer="layout" svg:width="14.479cm" svg:height="2.637cm" svg:x="6.521cm" svg:y="8.36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3" draw:layer="layout" svg:width="25.199cm" svg:height="2.629cm" svg:x="1.401cm" svg:y="6.4cm" presentation:class="title" presentation:user-transformed="true">
          <draw:text-box>
            <text:p>Fi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" svg:font-family="OpenSymbol"/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Monsieur SZCZEBARA</meta:initial-creator>
    <meta:creation-date>2020-02-04T06:48:40.532000000</meta:creation-date>
    <dc:date>2020-09-15T06:51:58.518000000</dc:date>
    <meta:editing-duration>PT43M15S</meta:editing-duration>
    <meta:editing-cycles>7</meta:editing-cycles>
    <meta:generator>LibreOffice/6.3.6.2$Windows_X86_64 LibreOffice_project/2196df99b074d8a661f4036fca8fa0cbfa33a497</meta:generator>
    <meta:document-statistic meta:object-count="88"/>
  </office:meta>
</office:document-meta>
</file>

<file path=Object 1/content.xml><?xml version="1.0" encoding="utf-8"?>
<math xmlns="http://www.w3.org/1998/Math/MathML" display="block">
  <semantics>
    <mtable>
      <mtr>
        <mtd>
          <mtext>Calculer le taux d’évolution</mtext>
        </mtd>
      </mtr>
      <mtr>
        <mtd>
          <mrow>
            <mtext>
global d’une hausse de </mtext>
            <mn>10</mn>
            <mtext>%</mtext>
          </mrow>
        </mtd>
      </mtr>
      <mtr>
        <mtd>
          <mrow>
            <mtext>suivie d’une baisse de </mtext>
            <mn>20</mn>
            <mtext>%</mtext>
            <mi>.</mi>
          </mrow>
        </mtd>
      </mtr>
    </mtable>
    <annotation encoding="StarMath 5.0">"Calculer le taux d’évolution" newline "
global d’une hausse de "10 % newline "suivie d’une baisse de "20 %.</annotation>
  </semantics>
</math>
</file>

<file path=Object 10/content.xml><?xml version="1.0" encoding="utf-8"?>
<math xmlns="http://www.w3.org/1998/Math/MathML" display="block">
  <semantics>
    <mtable>
      <mtr>
        <mtd>
          <mtext>Á quelle évolution</mtext>
        </mtd>
      </mtr>
      <mtr>
        <mtd>
          <mtext>correspond un coefficient</mtext>
        </mtd>
      </mtr>
      <mtr>
        <mtd>
          <mrow>
            <mtext>multiplicateur de</mtext>
            <mn>0,4</mn>
            <mtext> ?</mtext>
          </mrow>
        </mtd>
      </mtr>
      <mtr>
        <mtd>
          <mstyle color="green">
            <mrow>
              <mrow>
                <mo stretchy="false">−</mo>
                <mn>60</mn>
              </mrow>
              <mtext>%</mtext>
            </mrow>
          </mstyle>
        </mtd>
      </mtr>
    </mtable>
    <annotation encoding="StarMath 5.0">"Á quelle évolution" newline "correspond un coefficient" newline "multiplicateur de" 0,4" ?"newline
color green { -60% }
</annotation>
  </semantics>
</math>
</file>

<file path=Object 11/content.xml><?xml version="1.0" encoding="utf-8"?>
<math xmlns="http://www.w3.org/1998/Math/MathML" display="block">
  <semantics>
    <mstyle color="green">
      <mrow>
        <mrow>
          <mo stretchy="false">−</mo>
          <mn>12</mn>
        </mrow>
        <mtext>%</mtext>
      </mrow>
    </mstyle>
    <annotation encoding="StarMath 5.0">color green {-12 %}</annotation>
  </semantics>
</math>
</file>

<file path=Object 12/content.xml><?xml version="1.0" encoding="utf-8"?>
<math xmlns="http://www.w3.org/1998/Math/MathML" display="block">
  <semantics>
    <mtable>
      <mtr>
        <mtd>
          <mtext>Résoudre l’équation : </mtext>
        </mtd>
      </mtr>
      <mtr>
        <mtd>
          <mrow>
            <mn>6</mn>
            <mrow>
              <mrow>
                <mi>x</mi>
                <mo stretchy="false">−</mo>
                <mn>5</mn>
              </mrow>
              <mo stretchy="false">=</mo>
              <mn>4</mn>
            </mrow>
            <mrow>
              <mi>x</mi>
              <mo stretchy="false">+</mo>
              <mn>3</mn>
            </mrow>
          </mrow>
        </mtd>
      </mtr>
    </mtable>
    <annotation encoding="StarMath 5.0">"Résoudre l’équation : "newline
6x-5=4x+3</annotation>
  </semantics>
</math>
</file>

<file path=Object 13/content.xml><?xml version="1.0" encoding="utf-8"?>
<math xmlns="http://www.w3.org/1998/Math/MathML" display="block">
  <semantics>
    <mtable>
      <mtr>
        <mtd>
          <mstyle color="aqua">
            <mrow>
              <msub>
                <mi mathvariant="italic">CM</mi>
                <mi>g</mi>
              </msub>
              <mo stretchy="false">=</mo>
              <mrow>
                <mn>1,1</mn>
                <mo stretchy="false">×</mo>
                <mn>0,8</mn>
              </mrow>
              <mo stretchy="false">=</mo>
              <mn>0,88</mn>
            </mrow>
          </mstyle>
        </mtd>
      </mtr>
      <mtr>
        <mtd>
          <mstyle color="aqua">
            <mrow>
              <msub>
                <mi>t</mi>
                <mi>g</mi>
              </msub>
              <mo stretchy="false">=</mo>
              <mrow>
                <mn>0,88</mn>
                <mo stretchy="false">−</mo>
                <mn>1</mn>
              </mrow>
              <mo stretchy="false">=</mo>
              <mrow>
                <mo stretchy="false">−</mo>
                <mn>0,12</mn>
              </mrow>
            </mrow>
          </mstyle>
        </mtd>
      </mtr>
    </mtable>
    <annotation encoding="StarMath 5.0">color cyan {CM_g= 1,1 times 0,8 = 0,88  }
newline
color cyan {t_g=0,88-1=-0,12}</annotation>
  </semantics>
</math>
</file>

<file path=Object 14/content.xml><?xml version="1.0" encoding="utf-8"?>
<math xmlns="http://www.w3.org/1998/Math/MathML" display="block">
  <semantics>
    <mrow>
      <mtext>Une solution : </mtext>
      <mstyle color="green">
        <mn>4</mn>
      </mstyle>
    </mrow>
    <annotation encoding="StarMath 5.0">"Une solution : "color green { 4 }</annotation>
  </semantics>
</math>
</file>

<file path=Object 15/content.xml><?xml version="1.0" encoding="utf-8"?>
<math xmlns="http://www.w3.org/1998/Math/MathML" display="block">
  <semantics>
    <mtable>
      <mtr>
        <mtd>
          <mstyle color="aqua">
            <mrow>
              <mn>6</mn>
              <mrow>
                <mrow>
                  <mi>x</mi>
                  <mo stretchy="false">−</mo>
                  <mn>5</mn>
                </mrow>
                <mo stretchy="false">=</mo>
                <mn>4</mn>
              </mrow>
              <mrow>
                <mi>x</mi>
                <mo stretchy="false">+</mo>
                <mn>3</mn>
              </mrow>
            </mrow>
          </mstyle>
        </mtd>
      </mtr>
      <mtr>
        <mtd>
          <mstyle color="aqua">
            <mrow>
              <mn>2</mn>
              <mrow>
                <mi>x</mi>
                <mo stretchy="false">=</mo>
                <mn>8</mn>
              </mrow>
            </mrow>
          </mstyle>
        </mtd>
      </mtr>
    </mtable>
    <annotation encoding="StarMath 5.0">color cyan {6x-5=4x+3 }newline
color cyan {2x=8 }</annotation>
  </semantics>
</math>
</file>

<file path=Object 16/content.xml><?xml version="1.0" encoding="utf-8"?>
<math xmlns="http://www.w3.org/1998/Math/MathML" display="block">
  <semantics>
    <mtable>
      <mtr>
        <mtd>
          <mtext>Résoudre l’équation :</mtext>
        </mtd>
      </mtr>
      <mtr>
        <mtd>
          <mrow>
            <mn>6</mn>
            <mrow>
              <msup>
                <mi>x</mi>
                <mn>2</mn>
              </msup>
              <mo stretchy="false">=</mo>
              <mn>54</mn>
            </mrow>
          </mrow>
        </mtd>
      </mtr>
    </mtable>
    <annotation encoding="StarMath 5.0">"Résoudre l’équation :" newline
6x^2=54</annotation>
  </semantics>
</math>
</file>

<file path=Object 17/content.xml><?xml version="1.0" encoding="utf-8"?>
<math xmlns="http://www.w3.org/1998/Math/MathML" display="block">
  <semantics>
    <mstyle color="aqua">
      <mrow>
        <mn>6</mn>
        <mrow>
          <msup>
            <mi>x</mi>
            <mn>2</mn>
          </msup>
          <mo stretchy="false">=</mo>
          <mn>54</mn>
        </mrow>
        <mo stretchy="false">⇔</mo>
        <mrow>
          <msup>
            <mi>x</mi>
            <mn>2</mn>
          </msup>
          <mo stretchy="false">=</mo>
          <mn>9</mn>
        </mrow>
      </mrow>
    </mstyle>
    <annotation encoding="StarMath 5.0">color cyan{6x^2=54 dlrarrow x^2=9}</annotation>
  </semantics>
</math>
</file>

<file path=Object 2/content.xml><?xml version="1.0" encoding="utf-8"?>
<math xmlns="http://www.w3.org/1998/Math/MathML" display="block">
  <semantics>
    <mtable>
      <mtr>
        <mtd>
          <mtext>Résoudre l’équation : </mtext>
        </mtd>
      </mtr>
      <mtr>
        <mtd>
          <mrow>
            <mn>6</mn>
            <mrow>
              <mi>x</mi>
              <mo stretchy="false">−</mo>
              <mn>5</mn>
            </mrow>
            <mrow>
              <mtext> </mtext>
              <mo stretchy="false">=</mo>
              <mtext> </mtext>
            </mrow>
            <mn>4</mn>
            <mrow>
              <mi>x</mi>
              <mo stretchy="false">+</mo>
              <mn>3</mn>
            </mrow>
          </mrow>
        </mtd>
      </mtr>
    </mtable>
    <annotation encoding="StarMath 5.0">"Résoudre l’équation : "newline
6x-5" "=" "4x+3</annotation>
  </semantics>
</math>
</file>

<file path=Object 3/content.xml><?xml version="1.0" encoding="utf-8"?>
<math xmlns="http://www.w3.org/1998/Math/MathML" display="block">
  <semantics>
    <mtable>
      <mtr>
        <mtd>
          <mtext>Résoudre l’équation :</mtext>
        </mtd>
      </mtr>
      <mtr>
        <mtd>
          <mrow>
            <mn>6</mn>
            <msup>
              <mi>x</mi>
              <mn>2</mn>
            </msup>
            <mrow>
              <mtext> </mtext>
              <mo stretchy="false">=</mo>
              <mtext> </mtext>
            </mrow>
            <mn>54</mn>
          </mrow>
        </mtd>
      </mtr>
    </mtable>
    <annotation encoding="StarMath 5.0">"Résoudre l’équation :" newline
6x^2" "=" "54</annotation>
  </semantics>
</math>
</file>

<file path=Object 5/content.xml><?xml version="1.0" encoding="utf-8"?>
<math xmlns="http://www.w3.org/1998/Math/MathML" display="block">
  <semantics>
    <mtable>
      <mtr>
        <mtd>
          <mtext>Á quelle évolution</mtext>
        </mtd>
      </mtr>
      <mtr>
        <mtd>
          <mtext>correspond un coefficient</mtext>
        </mtd>
      </mtr>
      <mtr>
        <mtd>
          <mrow>
            <mtext>multiplicateur de</mtext>
            <mn>0,4</mn>
            <mtext> ?</mtext>
          </mrow>
        </mtd>
      </mtr>
    </mtable>
    <annotation encoding="StarMath 5.0">"Á quelle évolution" newline "correspond un coefficient" newline "multiplicateur de" 0,4" ?"
</annotation>
  </semantics>
</math>
</file>

<file path=Object 6/content.xml><?xml version="1.0" encoding="utf-8"?>
<math xmlns="http://www.w3.org/1998/Math/MathML" display="block">
  <semantics>
    <mtable>
      <mtr>
        <mtd>
          <mtext>Calculer le taux d’évolution</mtext>
        </mtd>
      </mtr>
      <mtr>
        <mtd>
          <mrow>
            <mtext>
global d’une hausse de </mtext>
            <mn>10</mn>
            <mtext>%</mtext>
          </mrow>
        </mtd>
      </mtr>
      <mtr>
        <mtd>
          <mrow>
            <mtext>suivie d’une baisse de </mtext>
            <mn>20</mn>
            <mtext>%</mtext>
            <mi>.</mi>
          </mrow>
        </mtd>
      </mtr>
    </mtable>
    <annotation encoding="StarMath 5.0">"Calculer le taux d’évolution" newline "
global d’une hausse de "10 % newline "suivie d’une baisse de "20 %.</annotation>
  </semantics>
</math>
</file>

<file path=Object 7/content.xml><?xml version="1.0" encoding="utf-8"?>
<math xmlns="http://www.w3.org/1998/Math/MathML" display="block">
  <semantics>
    <mrow>
      <mtext>Deux solutions : </mtext>
      <mstyle color="green">
        <mrow>
          <mrow>
            <mo stretchy="false">−</mo>
            <mn>3</mn>
          </mrow>
          <mtext> et </mtext>
          <mn>3</mn>
        </mrow>
      </mstyle>
    </mrow>
    <annotation encoding="StarMath 5.0">"Deux solutions : "color green{-3" et "3}</annotation>
  </semantics>
</math>
</file>

<file path=Object 8/content.xml><?xml version="1.0" encoding="utf-8"?>
<math xmlns="http://www.w3.org/1998/Math/MathML" display="block">
  <semantics>
    <mtable>
      <mtr>
        <mtd>
          <mtext>Après une baisse de 30 %,</mtext>
        </mtd>
      </mtr>
      <mtr>
        <mtd>
          <mrow>
            <mtext>un sac coûte</mtext>
            <mn>70</mn>
            <mtext> €.</mtext>
          </mrow>
        </mtd>
      </mtr>
      <mtr>
        <mtd>
          <mtext>Quel était son prix initial ?</mtext>
        </mtd>
      </mtr>
    </mtable>
    <annotation encoding="StarMath 5.0">"Après une baisse de 30 %," newline
"un sac coûte" 70" €."newline
"Quel était son prix initial ?"</annotation>
  </semantics>
</math>
</file>

<file path=Object 9/content.xml><?xml version="1.0" encoding="utf-8"?>
<math xmlns="http://www.w3.org/1998/Math/MathML" display="block">
  <semantics>
    <mtable>
      <mtr>
        <mtd>
          <mtext>Après une baisse de 30 %,</mtext>
        </mtd>
      </mtr>
      <mtr>
        <mtd>
          <mrow>
            <mtext>un sac coûte</mtext>
            <mn>70</mn>
            <mtext> €.</mtext>
          </mrow>
        </mtd>
      </mtr>
      <mtr>
        <mtd>
          <mtext>Quel était son prix initial ?</mtext>
        </mtd>
      </mtr>
      <mtr>
        <mtd>
          <mstyle color="green">
            <mrow>
              <mn>100</mn>
              <mtext> €</mtext>
            </mrow>
          </mstyle>
        </mtd>
      </mtr>
    </mtable>
    <annotation encoding="StarMath 5.0">"Après une baisse de 30 %," newline
"un sac coûte" 70" €."newline
"Quel était son prix initial ?" newline
color green {100" €"}</annotation>
  </semantics>
</math>
</file>